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A00000086928F117A.png"/>
  <manifest:file-entry manifest:media-type="image/png" manifest:full-path="Pictures/1000000000000042000000BA31916D07.png"/>
  <manifest:file-entry manifest:media-type="image/png" manifest:full-path="Pictures/100000000000017500000107C042CC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botto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標楷體" style:font-family-generic="script" style:font-pitch="fixed" style:font-family-asian="標楷體" style:font-family-generic-asian="script" style:font-pitch-asian="fixed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P6" style:family="paragraph">
      <style:paragraph-properties fo:text-align="center"/>
      <style:text-properties fo:font-family="標楷體" style:font-family-generic="script" style:font-pitch="fixed" style:font-family-asian="標楷體" style:font-family-generic-asian="script" style:font-pitch-asian="fixed"/>
    </style:style>
    <style:style style:name="T1" style:family="text">
      <style:text-properties fo:font-family="標楷體" style:font-family-generic="script" style:font-pitch="fixed" style:font-family-asian="標楷體" style:font-family-generic-asian="script" style:font-pitch-asian="fixed"/>
    </style:style>
    <style:style style:name="T2" style:family="text">
      <style:text-properties fo:font-family="Arial" style:font-family-generic="swiss" style:font-pitch="variable" style:font-family-asian="Arial" style:font-family-generic-asian="swiss" style:font-pitch-asian="variable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style:font-family-asian="標楷體" style:font-family-generic-asian="script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868cm" svg:height="6.958cm" svg:x="5.132cm" svg:y="2cm">
          <draw:image xlink:href="Pictures/100000000000017500000107C042CCCF.png" xlink:type="simple" xlink:show="embed" xlink:actuate="onLoad">
            <text:p text:style-name="P4"/>
          </draw:image>
        </draw:frame>
        <draw:rect draw:style-name="gr2" draw:text-style-name="P1" draw:layer="layout" svg:width="10.5cm" svg:height="8cm" svg:x="5cm" svg:y="1.5cm">
          <text:p text:style-name="P2"><text:span text:style-name="T1">檔案庫</text:span><text:span text:style-name="T2">(Repository)</text:span></text:p>
        </draw:rect>
        <draw:frame draw:style-name="gr1" draw:text-style-name="P1" draw:layer="layout" svg:width="1.958cm" svg:height="3.545cm" svg:x="4cm" svg:y="13.455cm">
          <draw:image xlink:href="Pictures/100000000000004A00000086928F117A.png" xlink:type="simple" xlink:show="embed" xlink:actuate="onLoad">
            <text:p text:style-name="P4"/>
          </draw:image>
        </draw:frame>
        <draw:rect draw:style-name="gr2" draw:text-style-name="P2" draw:layer="layout" svg:width="4cm" svg:height="6.5cm" svg:x="3cm" svg:y="13cm">
          <text:p text:style-name="P2"><text:span text:style-name="T1">工作複本</text:span></text:p>
          <text:p text:style-name="P2"><text:span text:style-name="T3">(Working</text:span></text:p>
          <text:p text:style-name="P2"><text:span text:style-name="T3">Copy)</text:span></text:p>
        </draw:rect>
        <draw:frame draw:style-name="gr1" draw:text-style-name="P1" draw:layer="layout" svg:width="1.958cm" svg:height="3.545cm" svg:x="15.1cm" svg:y="13.455cm">
          <draw:image xlink:href="Pictures/100000000000004A00000086928F117A.png" xlink:type="simple" xlink:show="embed" xlink:actuate="onLoad">
            <text:p text:style-name="P4"/>
          </draw:image>
        </draw:frame>
        <draw:rect draw:style-name="gr2" draw:text-style-name="P3" draw:layer="layout" svg:width="4cm" svg:height="6.5cm" svg:x="14.1cm" svg:y="13cm">
          <text:p text:style-name="P3"><text:span text:style-name="T1">工作複本</text:span></text:p>
        </draw:rect>
        <draw:frame draw:style-name="gr1" draw:text-style-name="P1" draw:layer="layout" svg:width="1.746cm" svg:height="4.921cm" svg:x="9.7cm" svg:y="13.5cm">
          <draw:image xlink:href="Pictures/1000000000000042000000BA31916D07.png" xlink:type="simple" xlink:show="embed" xlink:actuate="onLoad">
            <text:p text:style-name="P4"/>
          </draw:image>
        </draw:frame>
        <draw:rect draw:style-name="gr2" draw:text-style-name="P3" draw:layer="layout" svg:width="4cm" svg:height="6.5cm" svg:x="8.5cm" svg:y="13cm">
          <text:p text:style-name="P3"><text:span text:style-name="T1">工作複本</text:span></text:p>
        </draw:rect>
        <draw:frame draw:style-name="gr3" draw:text-style-name="P5" draw:layer="layout" svg:width="2.877cm" svg:height="1.014cm" svg:x="3.5cm" svg:y="19.9cm">
          <draw:text-box>
            <text:p text:style-name="P4"><text:span text:style-name="T1">使用者</text:span><text:span text:style-name="T1">1</text:span></text:p>
          </draw:text-box>
        </draw:frame>
        <draw:frame draw:style-name="gr3" draw:text-style-name="P5" draw:layer="layout" svg:width="3.677cm" svg:height="1.777cm" svg:x="8.601cm" svg:y="19.901cm">
          <draw:text-box>
            <text:p text:style-name="P4"><text:span text:style-name="T1">使用者</text:span><text:span text:style-name="T1">1</text:span><text:span text:style-name="T1">的</text:span></text:p>
            <text:p text:style-name="P4"><text:span text:style-name="T1">另一台電腦</text:span></text:p>
          </draw:text-box>
        </draw:frame>
        <draw:frame draw:style-name="gr3" draw:text-style-name="P5" draw:layer="layout" svg:width="2.877cm" svg:height="1.014cm" svg:x="14.601cm" svg:y="19.9cm">
          <draw:text-box>
            <text:p text:style-name="P4"><text:span text:style-name="T1">使用者</text:span><text:span text:style-name="T1">2</text:span></text:p>
          </draw:text-box>
        </draw:frame>
        <draw:rect draw:style-name="gr4" draw:text-style-name="P6" draw:layer="layout" svg:width="3.4cm" svg:height="1.5cm" svg:x="3.3cm" svg:y="11cm">
          <text:p text:style-name="P2"><text:span text:style-name="T1">用戶端程式</text:span></text:p>
          <text:p text:style-name="P2"><text:span text:style-name="T4">(client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ingLiU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MingLiU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7-07-04T15:32:16</meta:creation-date>
    <dc:date>2007-07-04T16:04:56</dc:date>
    <dc:language>en-US</dc:language>
    <meta:editing-cycles>2</meta:editing-cycles>
    <meta:editing-duration>PT32M43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